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979.37pt" svg:height="309.46pt" svg:x="130.34pt" svg:y="145.33pt">
            <loext:p draw:notify-on-update-of-ranges="Kitware_CMake_clone_statistics.F1:Kitware_CMake_clone_statistics.F1 Kitware_CMake_clone_statistics.F2:Kitware_CMake_clone_statistics.F7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0T15:58:53.172769572</dc:date>
    <meta:editing-duration>PT11M43S</meta:editing-duration>
    <meta:editing-cycles>1</meta:editing-cycles>
    <meta:generator>LibreOffice/5.0.3.2$Linux_X86_64 LibreOffice_project/00m0$Build-2</meta:generator>
    <meta:document-statistic meta:table-count="1" meta:cell-count="25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551cm" svg:height="10.918cm" xlink:href=".." xlink:type="simple" chart:class="chart:line" chart:style-name="ch1">
        <chart:title svg:x="14.387cm" svg:y="0.354cm" chart:style-name="ch2">
          <text:p>Circumulated Density Graph</text:p>
        </chart:title>
        <chart:plot-area chart:style-name="ch3" table:cell-range-address="Kitware_CMake_clone_statistics.F1:Kitware_CMake_clone_statistics.F710" chart:data-source-has-labels="row" svg:x="1.702cm" svg:y="1.377cm" svg:width="32.158cm" svg:height="8.342cm">
          <chartooo:coordinate-region svg:x="2.429cm" svg:y="1.498cm" svg:width="31.431cm" svg:height="7.218cm"/>
          <chart:axis chart:dimension="x" chart:name="primary-x" chart:style-name="ch4">
            <chart:title svg:x="15.462cm" svg:y="9.937cm" chart:style-name="ch5">
              <text:p>Number of similar log instances</text:p>
            </chart:title>
          </chart:axis>
          <chart:axis chart:dimension="y" chart:name="primary-y" chart:style-name="ch4">
            <chart:title svg:x="0.451cm" svg:y="6.148cm" chart:style-name="ch6">
              <text:p>Density</text:p>
            </chart:title>
            <chart:grid chart:style-name="ch7" chart:class="major"/>
          </chart:axis>
          <chart:series chart:style-name="ch8" chart:values-cell-range-address="Kitware_CMake_clone_statistics.F2:Kitware_CMake_clone_statistics.F710" chart:label-cell-address="Kitware_CMake_clone_statistics.F1:Kitware_CMake_clone_statistics.F1" chart:class="chart:line">
            <chart:data-point chart:repeated="7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draw:g>
                  <svg:desc>Kitware_CMake_clone_statistics.F1:Kitware_CMake_clone_statistic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Kitware_CMake_clone_statistics.F2:Kitware_CMake_clone_statistics.F7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2824601366743">
                <text:p>0.0842824601366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006833712984">
                <text:p>0.123006833712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7813211845103">
                <text:p>0.0637813211845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11161731207289">
                <text:p>0.00911161731207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6674259681093">
                <text:p>0.0136674259681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55580865603645">
                <text:p>0.00455580865603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11161731207289">
                <text:p>0.0091116173120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5580865603645">
                <text:p>0.00455580865603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6127562642369">
                <text:p>0.0296127562642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3895216400911">
                <text:p>0.113895216400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51708428246014">
                <text:p>0.07517084282460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503416856492">
                <text:p>0.0615034168564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59453302961276">
                <text:p>0.01594533029612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455580865603645">
                <text:p>0.004555808656036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